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ettings.xml"/>
  <manifest:file-entry manifest:media-type="application/rdf+xml" manifest:full-path="Object 1/manifest.rdf"/>
  <manifest:file-entry manifest:media-type="text/xml" manifest:full-path="Object 1/styles.xml"/>
  <manifest:file-entry manifest:media-type="application/vnd.oasis.opendocument.spreadsheet" manifest:version="1.2" manifest:full-path="Object 1/"/>
  <manifest:file-entry manifest:media-type=""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paragraph-properties fo:text-align="center" style:justify-single-word="false"/>
      <style:text-properties fo:font-size="18pt" style:font-size-asian="18pt" style:font-size-complex="18pt"/>
    </style:style>
    <style:style style:name="P4" style:family="paragraph" style:parent-style-name="Standard" style:list-style-name="L1"/>
    <style:style style:name="P5" style:family="paragraph" style:parent-style-name="Standard" style:list-style-name="L2"/>
    <style:style style:name="P6" style:family="paragraph" style:parent-style-name="Standard">
      <style:text-properties fo:font-weight="bold" style:font-weight-asian="bold" style:font-weight-complex="bold"/>
    </style:style>
    <style:style style:name="P7" style:family="paragraph" style:parent-style-name="Standard">
      <style:text-properties fo:font-weight="normal" style:font-weight-asian="normal" style:font-weight-complex="normal"/>
    </style:style>
    <style:style style:name="P8" style:family="paragraph" style:parent-style-name="Standard" style:list-style-name="L4">
      <style:text-properties fo:font-weight="normal" style:font-weight-asian="normal" style:font-weight-complex="normal"/>
    </style:style>
    <style:style style:name="P9" style:family="paragraph" style:parent-style-name="Standard" style:list-style-name="L7">
      <style:text-properties fo:font-weight="normal" style:font-weight-asian="normal" style:font-weight-complex="normal"/>
    </style:style>
    <style:style style:name="P10" style:family="paragraph" style:parent-style-name="Standard" style:list-style-name="L6"/>
    <style:style style:name="P11" style:family="paragraph" style:parent-style-name="Standard" style:list-style-name="L9"/>
    <style:style style:name="P12" style:family="paragraph" style:parent-style-name="Standard">
      <style:paragraph-properties fo:break-before="pag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fr1" style:family="graphic" style:parent-style-name="OLE">
      <style:graphic-properties style:vertical-pos="top" style:vertical-rel="paragraph"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er">Diane Gallois-Wong, Raphaël Rieu-Helft, Nissim Zerbib</text:p>
      <text:p text:style-name="Standard"/>
      <text:p text:style-name="P3">Montre digitale : rapport final</text:p>
      <text:p text:style-name="Standard"/>
      <text:p text:style-name="Standard"><text:span text:style-name="T1">Utilisation du simulateur :</text:span></text:p>
      <text:p text:style-name="Standard"><text:span text:style-name="T1"/></text:p>
      <text:p text:style-name="Standard"><text:span text:style-name="T2">Lancer la commande make à la racine du dossier crée un fichier main.native. Ce fichier compile le code source de la montre (écrit dans notre assembleur) vers le binaire, appelle Mini-Jazz pour compiler le code du circuit vers une net-list, puis simule la net-list en stockant le programme de la montre dans une ROM du circuit simulé.</text:span></text:p>
      <text:p text:style-name="Standard"><text:span text:style-name="T2"/></text:p>
      <text:p text:style-name="Standard"><text:span text:style-name="T2">Quand on lance main.native, une fenêtre graphique Ocaml s'ouvre et la montre est initialisée à 00:00:00 le 01/01/00, et n'avance pas. On peut appuyer sur les touches suivantes du clavier pour contrôler la montre :</text:span></text:p>
      <text:list xml:id="list3521723536748068967" text:style-name="L9">
        <text:list-item>
          <text:p text:style-name="P11"><text:span text:style-name="T2">T : mettre la montre en pause, la régler automatiquement à l'heure du système (à ~30 secondes près) et la mettre en marche</text:span></text:p>
        </text:list-item>
        <text:list-item>
          <text:p text:style-name="P11"><text:span text:style-name="T2">P : mettre en pause</text:span></text:p>
        </text:list-item>
        <text:list-item>
          <text:p text:style-name="P11"><text:span text:style-name="T2">Entrée : remettre en marche</text:span></text:p>
        </text:list-item>
        <text:list-item>
          <text:p text:style-name="P11"><text:span text:style-name="T2">Tab: à utiliser en pause, change quelle valeur est en cours de réglage (soulignée, défilement secondes/minutes/heures/années/mois/jours)</text:span></text:p>
        </text:list-item>
        <text:list-item>
          <text:p text:style-name="P11"><text:span text:style-name="T2">Espace : à utiliser en pause, incrémente la valeur en cours de réglage</text:span></text:p>
        </text:list-item>
        <text:list-item>
          <text:p text:style-name="P11"><text:span text:style-name="T2">S : Prend effet à la prochaine pause, bascule entre vitesse normale et rapide</text:span></text:p>
        </text:list-item>
      </text:list>
      <text:p text:style-name="Standard"><text:span text:style-name="T2"><text:s/></text:span></text:p>
      <text:p text:style-name="Standard"><text:span text:style-name="T2">Liste des options de ligne de commande : </text:span></text:p>
      <text:list xml:id="list8487562205356046202" text:style-name="L6">
        <text:list-item>
          <text:p text:style-name="P10"><text:span text:style-name="T2">-wait : attendre que l'utilisateur fasse Entrée entre deux cycles du circuit</text:span></text:p>
        </text:list-item>
        <text:list-item>
          <text:p text:style-name="P10"><text:span text:style-name="T2">--no-compile : exécuter un code binaire existant au lieu de recompiler le code assembleur</text:span></text:p>
        </text:list-item>
        <text:list-item>
          <text:p text:style-name="P10"><text:span text:style-name="T2">--print-precompiled : imprime le résultat de la précompilation du code assembleur (siote d'instructions, sans pseudoinstruction, labels, sauts de ligne et commentaires), utilisé pour du debugging</text:span></text:p>
        </text:list-item>
        <text:list-item>
          <text:p text:style-name="P10"><text:span text:style-name="T2">--interp : au lieu de lancer le simulateur de netlist, lance un interpréteur de notre langage assembleur sur le code de la montre (debugging)</text:span></text:p>
        </text:list-item>
        <text:list-item>
          <text:p text:style-name="P10"><text:span text:style-name="T2">-i &lt;file&gt; : compile le fichier en argument au lieu du défaut code_assembleur.s</text:span></text:p>
        </text:list-item>
        <text:list-item>
          <text:p text:style-name="P10"><text:span text:style-name="T2">-o &lt;file&gt; : imprime le code binaire compilé dans le fichier en argument au lieu du défaut bin/program.bin</text:span></text:p>
        </text:list-item>
      </text:list>
      <text:p text:style-name="Standard"><text:span text:style-name="T2"/></text:p>
      <text:p text:style-name="P1">Fonctionnement du simulateur :</text:p>
      <text:p text:style-name="P1"/>
      <text:p text:style-name="P2">En parallèle, le simulateur de Diane de la première partie simule le circuit, pendant qu'une thread surveille le clavier et modifie les entrées en fonction des pressions sur les touches, et qu'une autre thread surveille la RAM contenant l'écran de la montre et l'affiche sur une fenêtre graphique. La thread-safety au niveau des entrées-sorties du circuit simulé est assurée par des variables de type Condition.t protégées par des Mutex.</text:p>
      <text:p text:style-name="P2"><text:tab/></text:p>
      <text:p text:style-name="Standard"/>
      <text:p text:style-name="Standard"><text:span text:style-name="T1">Architecture du microprocesseur (cf. dessin du circuit dans le dossier joint) :</text:span> </text:p>
      <text:p text:style-name="Standard"/>
      <text:p text:style-name="Standard">On utilise un microprocesseur spécialement adapté au problème de la montre digitale, avec un jeu d'instructions minimaliste et une architecture personnalisée. L'objectif est d'arriver à un temps d'exécution d'une instruction donnée le plus petit possible pour pouvoir avoir une montre la plus rapide possible en mode avance rapide.</text:p>
      <text:p text:style-name="Standard"/>
      <text:p text:style-name="Standard"><text:soft-page-break/>Changements par rapport à l'architecture vue en cours :</text:p>
      <text:p text:style-name="Standard"/>
      <text:list xml:id="list7359262532363045990" text:style-name="L1">
        <text:list-item>
          <text:p text:style-name="P4">On réduit autant que possible la taille des instructions et des mots mémoire (on passe à 16 bits, il n'y a que 9 instructions)</text:p>
        </text:list-item>
        <text:list-item>
          <text:p text:style-name="P4">Il n'y a pas de RAM utilisée par les programmes (mais on en utilise une pour représenter l'écran)</text:p>
        </text:list-item>
        <text:list-item>
          <text:p text:style-name="P4">On ajoute les fils d'entrées/sorties suivants, avec lesquels on communique via des instructions spécifiques.</text:p>
        </text:list-item>
      </text:list>
      <text:p text:style-name="Standard"/>
      <text:p text:style-name="Standard">Comme il y a très peu d'instructions, le circuit est plutôt simple : la netlist compte 790 opérations.</text:p>
      <text:p text:style-name="Standard"/>
      <text:p text:style-name="Standard">Par rapport au dessin, on factorise les calculs de flot de contrôle sur l'opcode de l'instruction : il faut en tout 9 portes logiques pour avoir les bits de contrôle de tous les mux du circuit.</text:p>
      <text:p text:style-name="Standard"/>
      <text:p text:style-name="P1">Entrées/sorties :</text:p>
      <text:p text:style-name="P1"/>
      <text:list xml:id="list1076196397424630171" text:style-name="L2">
        <text:list-item>
          <text:p text:style-name="P5">On représente l'écran de la montre par une RAM qui contient, pour chaque chiffre à afficher, le code binaire de sa représentation en 7 segments.</text:p>
        </text:list-item>
        <text:list-item>
          <text:p text:style-name="P5">On stocke la dernière valeur vue de chaque entrée du circuit (elles correspondent aux boutons de la montre et au quartz) dans l'un des registres : le programme de la montre décide si on a appuyé sur un bouton en comparant la valeur actuelle de l'entrée et la dernière valeur vue.</text:p>
        </text:list-item>
        <text:list-item>
          <text:p text:style-name="P5">On cadence la montre en simulant un quartz à l'aide d'un fil d'entrée dont on change la valeur périodiquement dans le simulateur de netlist. On traite donc le quartz comme les boutons de la montre : le programme de la montre regarde si la valeur de cette entrée a changé par rapport à la dernière valeur vue pour décider s'il incrémente le temps.</text:p>
        </text:list-item>
      </text:list>
      <text:p text:style-name="P1"/>
      <text:p text:style-name="P1">Cadence de la montre :</text:p>
      <text:p text:style-name="P1"/>
      <text:list xml:id="list6481791884170111022" text:style-name="L4">
        <text:list-item>
          <text:p text:style-name="P8">On change la valeur du quartz à une fréquence fixée. On compte les tics de quartz dans le programme de la montre pour choisir quand incrémenter les secondes. En avance rapide, on incrémente les secondes à chaque tic au lieu de les compter : la montre avance plus vite, mais toujours régulièrement. On pourrait envisager un programme de montre qui décide toujours d'incrémenter le compteur de tics au lieu d'attendre la cadence en mode avance rapide : elle serait beaucoup plus rapide que la nôtre, mais pas régulière.</text:p>
        </text:list-item>
        <text:list-item>
          <text:p text:style-name="P8">On veut maximiser la fréquence pour être plus rapide en mode avance rapide, mais on est limité par le code : on doit pouvoir exécuter une boucle du programme de la montre entre deux tics.</text:p>
        </text:list-item>
        <text:list-item>
          <text:p text:style-name="P8">Sur une machine très lente, la plus grande fréquence puissance de 2 qu'on a pu prendre est 8Hz. Il est peut-être possible de passer à 16 ou 32 sur une machine plus puissante. Le mode « avance rapide » multiplie donc la vitesse par 8.</text:p>
        </text:list-item>
      </text:list>
      <text:p text:style-name="Standard"><text:span text:style-name="T1"/></text:p>
      <text:p text:style-name="Standard"><text:span text:style-name="T1"/></text:p>
      <text:p text:style-name="Standard"><text:span text:style-name="T1">Boucle principale (schématiquement) :</text:span> </text:p>
      <text:p text:style-name="Standard"/>
      <text:p text:style-name="Standard">FREQ = 8</text:p>
      <text:p text:style-name="Standard">tester si on appuie sur des boutons d'arrêt/réglage de la montre, si oui gérer ça</text:p>
      <text:p text:style-name="Standard">WHILE (quartz à 0) FIN WHILE</text:p>
      <text:p text:style-name="Standard">Remettre le flip-flop de quartz à 0</text:p>
      <text:p text:style-name="Standard">Incrémenter un compteur de tics, le cas échéant incrémenter les secondes/minutes/heures/date (si le compteur atteint FREQ) et changer les valeurs affichées à l'écran</text:p>
      <text:p text:style-name="Standard">GOTO début</text:p>
      <text:p text:style-name="Standard"><text:soft-page-break/></text:p>
      <text:p text:style-name="Standard"/>
      <text:p text:style-name="P1">Utilisation des registres :</text:p>
      <text:p text:style-name="Standard"/>
      <text:p text:style-name="Standard">Un registre fixé $k0 contient toujours le nombre de tics de quartz à effectuer par seconde (8 en temps normal, on change sa valeur à 1 quand on passe en mode rapide). Un autre registre $qt contient le nombre de tics courant modulo $k0.</text:p>
      <text:p text:style-name="Standard"/>
      <text:p text:style-name="Standard">On utilise un registre fixé pour chaque chiffre affiché à l'écran (pour les minutes et les secondes, il suffit alors d'incrémenter et tester l'égalité à 6/10 pour savoir s'il y a retenue)</text:p>
      <text:p text:style-name="Standard">Pour les heures, on utilise un troisième registre qui contient le nombre d'heures total : il n'y a pas retenue à chaque fois que les heures passent à 4 modulo 10...</text:p>
      <text:p text:style-name="Standard">Pour les jours/mois/années, on utilise aussi un registre par chiffre et un registre pour le nombre total. On utilise aussi encore un registre qui contient le nombre total de jours du mois courant pour éviter de le recalculer tous les jours.</text:p>
      <text:p text:style-name="Standard">On utilise donc au total une quinzaine de registres pour contenir les données de l'écran, et quelques autres registres réservés ($0, $at, $k0...) le reste servant de temporaires.</text:p>
      <text:p text:style-name="Standard"/>
      <text:p text:style-name="Standard"/>
      <text:p text:style-name="P1">Jeu d'instructions :</text:p>
      <text:p text:style-name="Standard"/>
      <text:p text:style-name="Standard">On a besoin d'assez peu d'arithmétique si on stocke des informations dans beaucoup de registres : seulement de l'incrémentation, de tests d'égalité (à 6/10/24 essentiellement, mais on a besoin de plus pour les mois donc on en fait un général) et de calculs modulo 4 pour les années bissextiles.</text:p>
      <text:p text:style-name="Standard">On a pour l'instant décidé de restreindre les années gérées à une période strictement comprise entre 1900 et 2100 : les années bissextiles sont donc vraiment les multiples de 4.</text:p>
      <text:p text:style-name="Standard"/>
      <text:p text:style-name="Standard">On utilise aussi des instructions de flot de contrôle : j et cbeq (un beq qui saute exactement une ligne de code). Ces instructions contiennent peu d'information pour rester à 16 bits tout en ayant 32 registres (donc 5 bits par registre) : on a besoin d'une pseudoinstruction cbeqi qui est traduite en deux instructions en précompilation. On réserve le registre $at pour stocker la valeur intermédiaire utilisée dans cette pseudoinstruction.</text:p>
      <text:p text:style-name="Standard"/>
      <text:p text:style-name="Standard"/>
      <text:p text:style-name="Standard"><draw:frame draw:style-name="fr1" draw:name="Objet1" text:anchor-type="paragraph" svg:width="21.001cm" svg:height="7.32cm" draw:z-index="0"><draw:object xlink:href="./Object 1" xlink:type="simple" xlink:show="embed" xlink:actuate="onLoad"/><draw:image xlink:href="./ObjectReplacements/Object 1" xlink:type="simple" xlink:show="embed" xlink:actuate="onLoad"/></draw:frame></text:p>
      <text:p text:style-name="P12"/>
      <text:p text:style-name="P1">Détail des registres utilisés et autres constantes</text:p>
      <text:p text:style-name="P2"><text:line-break/>$qt : tics quartz<text:line-break/><text:line-break/>$sc0 : unités secondes<text:line-break/>$sc1 : dizaines secondes<text:line-break/>$mn0 : unités minutes<text:line-break/>$mn1 : dizaines minutes<text:line-break/>$hr0 : unités heures<text:line-break/>$hr1 : dizaines heures<text:line-break/>$hr : total heures<text:line-break/>$da0 : unités jours<text:line-break/>$da1 : dizaines jours<text:line-break/>$da : total jours<text:line-break/>$mo0 : unités mois<text:line-break/>$mo1 : dizaines mois<text:line-break/>$mo : total mois<text:line-break/>$yr0 : unités années<text:line-break/>$yr1 : dizaines années<text:line-break/>$yr : total années<text:line-break/><text:line-break/>$nda : nombre de jours dans le mois courant<text:line-break/><text:line-break/>$k0 : destination de l'instruction lbi ; on y stocke la fréquence du quartz, ou 1 si on veut faire tourner la montre le plus vite possible, on teste l'égalité entre $qa et $k0 à chaque tic de quartz.<text:line-break/>$ra : adresse de retour<text:line-break/>$zero : toujours 0</text:p>
      <text:p text:style-name="P2">$at : Assembler Temporary, stocke les valeurs temporaires des pseudoinstructions<text:line-break/></text:p>
      <text:p text:style-name="P2">$t0-$t2, $s0-$s1: temporaires</text:p>
      <text:p text:style-name="P2"><text:line-break/>Immediate de Send Digit :<text:line-break/>0 : unités secondes<text:line-break/>1 : dizaines secondes<text:line-break/>2 : unités minutes<text:line-break/>3 : dizaines minutes<text:line-break/>4 : unités heures<text:line-break/>5 : dizaines heures<text:line-break/>6 : unités jours<text:line-break/>7 : dizaines jours<text:line-break/>8 : unités mois<text:line-break/>9 : dizaines mois<text:line-break/>10 : unités ans<text:line-break/>11 : dizaines ans </text:p>
      <text:p text:style-name="P2"/>
      <text:p text:style-name="P2">Immediate de Load Input :</text:p>
      <text:p text:style-name="P2">0 : relié au quartz</text:p>
      <text:p text:style-name="P2">1 : Pause</text:p>
      <text:p text:style-name="P2">2 : Incrémenter le nombre courant (secondes/minutes/heures/jour/mois/an)</text:p>
      <text:p text:style-name="P2">3 : Changer le nombre courant</text:p>
      <text:p text:style-name="P2">4 : Changer de mode (vitesse normale/rapide)</text:p>
      <text:p text:style-name="P2"><text:soft-page-break/></text:p>
      <text:p text:style-name="P1">Autres choix techniques :</text:p>
      <text:p text:style-name="P2"/>
      <text:list xml:id="list2717083022422512116" text:style-name="L7">
        <text:list-item>
          <text:p text:style-name="P9">Les nombres sont codés en little-endian</text:p>
        </text:list-item>
        <text:list-item>
          <text:p text:style-name="P9">On convertit les entiers 0-9 en affichage à 7 segments avec une table de look-up stockée dans une ROM du circuit (le fichier correspondant est bin/dec7.bin)</text:p>
        </text:list-item>
        <text:list-item>
          <text:p text:style-name="P9">On ne gère que les années 1970-2038 (on utilise des timestamp UNIX pour régler l'heure sur celle du système dans le simulateur) : les années bissextiles sont donc exactement les multiples de 4...</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aphaël Rieu-Helft</meta:initial-creator>
    <meta:creation-date>2014-12-15T20:15:13.92</meta:creation-date>
    <dc:date>2015-01-26T01:32:52.37</dc:date>
    <dc:creator>Raphaël Rieu-Helft</dc:creator>
    <meta:editing-duration>PT3H2M53S</meta:editing-duration>
    <meta:editing-cycles>43</meta:editing-cycles>
    <meta:generator>OpenOffice/4.1.1$Win32 OpenOffice.org_project/411m6$Build-9775</meta:generator>
    <meta:document-statistic meta:table-count="0" meta:image-count="0" meta:object-count="1" meta:page-count="5" meta:paragraph-count="70" meta:word-count="1582" meta:character-count="915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611cm"/>
    </style:style>
    <style:style style:name="co2" style:family="table-column">
      <style:table-column-properties fo:break-before="auto" style:column-width="2.641cm"/>
    </style:style>
    <style:style style:name="co3" style:family="table-column">
      <style:table-column-properties fo:break-before="auto" style:column-width="4.8cm"/>
    </style:style>
    <style:style style:name="co4" style:family="table-column">
      <style:table-column-properties fo:break-before="auto" style:column-width="11.243cm"/>
    </style:style>
    <style:style style:name="co5" style:family="table-column">
      <style:table-column-properties fo:break-before="auto" style:column-width="2.891cm"/>
    </style:style>
    <style:style style:name="co6" style:family="table-column">
      <style:table-column-properties fo:break-before="auto" style:column-width="3.944cm"/>
    </style:style>
    <style:style style:name="co7" style:family="table-column">
      <style:table-column-properties fo:break-before="auto" style:column-width="2.267cm"/>
    </style:style>
    <style:style style:name="ro1" style:family="table-row">
      <style:table-row-properties style:row-height="0.552cm" fo:break-before="auto" style:use-optimal-row-height="false"/>
    </style:style>
    <style:style style:name="ro2" style:family="table-row">
      <style:table-row-properties style:row-height="0.453cm" fo:break-before="auto" style:use-optimal-row-height="true"/>
    </style:style>
    <style:style style:name="ro3" style:family="table-row">
      <style:table-row-properties style:row-height="0.947cm" fo:break-before="auto" style:use-optimal-row-height="false"/>
    </style:style>
    <style:style style:name="ro4" style:family="table-row">
      <style:table-row-properties style:row-height="0.894cm" fo:break-before="auto" style:use-optimal-row-height="true"/>
    </style:style>
    <style:style style:name="ro5" style:family="table-row">
      <style:table-row-properties style:row-height="0.868c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wrap-option="wrap"/>
      <style:text-properties fo:font-style="normal" fo:font-weight="bold" style:font-style-asian="normal" style:font-weight-asian="bold" style:font-style-complex="normal" style:font-weight-complex="bold"/>
    </style:style>
    <style:style style:name="ce2" style:family="table-cell" style:parent-style-name="Default">
      <style:text-properties fo:font-style="italic" fo:font-weight="bold" style:font-style-asian="italic" style:font-weight-asian="bold" style:font-style-complex="italic" style:font-weight-complex="bold"/>
    </style:style>
    <style:style style:name="ce3" style:family="table-cell" style:parent-style-name="Default">
      <style:table-cell-properties fo:wrap-option="wrap"/>
    </style:style>
    <style:style style:name="ce4" style:family="table-cell" style:parent-style-name="Default">
      <style:text-properties fo:font-weight="bold" style:font-weight-asian="bold" style:font-weight-complex="bold"/>
    </style:style>
    <style:style style:name="ce5" style:family="table-cell" style:parent-style-name="Default" style:data-style-name="N100"/>
  </office:automatic-styles>
  <office:body>
    <office:spreadsheet>
      <table:table table:name="Sheet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ce5"/>
        <table:table-column table:style-name="co6" table:default-cell-style-name="Default"/>
        <table:table-row table:style-name="ro1">
          <table:table-cell table:style-name="ce1" office:value-type="string">
            <text:p>Nom</text:p>
          </table:table-cell>
          <table:table-cell table:style-name="ce4" office:value-type="string">
            <text:p>Syntaxe</text:p>
          </table:table-cell>
          <table:table-cell table:style-name="ce4" office:value-type="string">
            <text:p>Sémantique</text:p>
          </table:table-cell>
          <table:table-cell table:style-name="ce4"/>
          <table:table-cell table:style-name="ce4" office:value-type="string">
            <text:p>Opcode</text:p>
          </table:table-cell>
          <table:table-cell table:style-name="ce4" office:value-type="string">
            <text:p>Format</text:p>
          </table:table-cell>
        </table:table-row>
        <table:table-row table:style-name="ro2">
          <table:table-cell table:style-name="ce1"/>
          <table:table-cell table:style-name="ce4" table:number-columns-repeated="3"/>
          <table:table-cell table:style-name="ce4" office:value-type="string">
            <text:p>4 premiers bits</text:p>
          </table:table-cell>
          <table:table-cell table:style-name="ce4" office:value-type="string">
            <text:p>12 bits suivants</text:p>
          </table:table-cell>
        </table:table-row>
        <table:table-row table:style-name="ro2">
          <table:table-cell table:style-name="ce2" office:value-type="string" table:number-columns-spanned="3" table:number-rows-spanned="1">
            <text:p>Flot de contrôle</text:p>
          </table:table-cell>
          <table:covered-table-cell table:number-columns-repeated="2"/>
          <table:table-cell/>
          <table:table-cell table:style-name="Default"/>
          <table:table-cell/>
        </table:table-row>
        <table:table-row table:style-name="ro2">
          <table:table-cell office:value-type="string">
            <text:p>Constant Branch On Equal</text:p>
          </table:table-cell>
          <table:table-cell office:value-type="string">
            <text:p>cbeq rs rt</text:p>
          </table:table-cell>
          <table:table-cell office:value-type="string">
            <text:p>if (rs==rt) PC=PC+2</text:p>
          </table:table-cell>
          <table:table-cell office:value-type="string">
            <text:p>en MIPS : beq rs rt 1, en divisant les numéros des instructions par 4</text:p>
          </table:table-cell>
          <table:table-cell office:value-type="string">
            <text:p>0110</text:p>
          </table:table-cell>
          <table:table-cell office:value-type="string">
            <text:p>rs(5) rt(5) unused(2)</text:p>
          </table:table-cell>
        </table:table-row>
        <table:table-row table:style-name="ro2">
          <table:table-cell office:value-type="string">
            <text:p>Jump</text:p>
          </table:table-cell>
          <table:table-cell office:value-type="string">
            <text:p>j addr</text:p>
          </table:table-cell>
          <table:table-cell office:value-type="string">
            <text:p>PC = addr</text:p>
          </table:table-cell>
          <table:table-cell/>
          <table:table-cell office:value-type="string">
            <text:p>0100</text:p>
          </table:table-cell>
          <table:table-cell office:value-type="string">
            <text:p>imm(9) unused(3)</text:p>
          </table:table-cell>
        </table:table-row>
        <table:table-row table:style-name="ro3">
          <table:table-cell table:number-columns-repeated="6"/>
        </table:table-row>
        <table:table-row table:style-name="ro2">
          <table:table-cell table:style-name="ce2" office:value-type="string" table:number-columns-spanned="3" table:number-rows-spanned="1">
            <text:p>Arithmétique</text:p>
          </table:table-cell>
          <table:covered-table-cell table:number-columns-repeated="2"/>
          <table:table-cell table:number-columns-repeated="3"/>
        </table:table-row>
        <table:table-row table:style-name="ro4">
          <table:table-cell office:value-type="string">
            <text:p>Load Immediate</text:p>
          </table:table-cell>
          <table:table-cell office:value-type="string">
            <text:p>li rd imm</text:p>
          </table:table-cell>
          <table:table-cell office:value-type="string">
            <text:p>rd = imm</text:p>
          </table:table-cell>
          <table:table-cell table:style-name="ce3" office:value-type="string">
            <text:p>Habituellement une pseudoinstruction, mais on peut le faire en une instruction en imposant que imm soit relativement petit.</text:p>
          </table:table-cell>
          <table:table-cell office:value-type="string">
            <text:p>1001</text:p>
          </table:table-cell>
          <table:table-cell office:value-type="string">
            <text:p>rd(5) imm(7)</text:p>
          </table:table-cell>
        </table:table-row>
        <table:table-row table:style-name="ro2">
          <table:table-cell office:value-type="string">
            <text:p>Increment</text:p>
          </table:table-cell>
          <table:table-cell office:value-type="string">
            <text:p>incr rs rd</text:p>
          </table:table-cell>
          <table:table-cell office:value-type="string">
            <text:p>rd = rs + 1</text:p>
          </table:table-cell>
          <table:table-cell/>
          <table:table-cell office:value-type="string">
            <text:p>1110</text:p>
          </table:table-cell>
          <table:table-cell office:value-type="string">
            <text:p>rs(5) rt(5) unused(2)</text:p>
          </table:table-cell>
        </table:table-row>
        <table:table-row table:style-name="ro2">
          <table:table-cell office:value-type="string">
            <text:p>Modulo 4</text:p>
          </table:table-cell>
          <table:table-cell office:value-type="string">
            <text:p>modf rs rd</text:p>
          </table:table-cell>
          <table:table-cell office:value-type="string">
            <text:p>rd = rs mod 4</text:p>
          </table:table-cell>
          <table:table-cell/>
          <table:table-cell office:value-type="string">
            <text:p>1100</text:p>
          </table:table-cell>
          <table:table-cell office:value-type="string">
            <text:p>rs(5) rt(5) unused(2)</text:p>
          </table:table-cell>
        </table:table-row>
        <table:table-row table:style-name="ro2">
          <table:table-cell office:value-type="string">
            <text:p>Load Big Immediate</text:p>
          </table:table-cell>
          <table:table-cell office:value-type="string">
            <text:p>lbi bimm</text:p>
          </table:table-cell>
          <table:table-cell office:value-type="string">
            <text:p>$k0 = bimm</text:p>
          </table:table-cell>
          <table:table-cell office:value-type="string">
            <text:p>Pour stocker la fréquence du quartz, il faut 11 bits en 1024Hz</text:p>
          </table:table-cell>
          <table:table-cell office:value-type="string">
            <text:p>1000</text:p>
          </table:table-cell>
          <table:table-cell office:value-type="string">
            <text:p>imm(12)</text:p>
          </table:table-cell>
        </table:table-row>
        <table:table-row table:style-name="ro5">
          <table:table-cell table:number-columns-repeated="6"/>
        </table:table-row>
        <table:table-row table:style-name="ro2">
          <table:table-cell table:style-name="ce2" office:value-type="string" table:number-columns-spanned="3" table:number-rows-spanned="1">
            <text:p>Communication avec les entrées et sorties de la netlist</text:p>
          </table:table-cell>
          <table:covered-table-cell table:number-columns-repeated="2"/>
          <table:table-cell table:number-columns-repeated="3"/>
        </table:table-row>
        <table:table-row table:style-name="ro2">
          <table:table-cell office:value-type="string">
            <text:p>Load Input</text:p>
          </table:table-cell>
          <table:table-cell office:value-type="string">
            <text:p>lin rd imm</text:p>
          </table:table-cell>
          <table:table-cell office:value-type="string">
            <text:p>rd = entrée n° imm du circuit</text:p>
          </table:table-cell>
          <table:table-cell/>
          <table:table-cell office:value-type="string">
            <text:p>1010</text:p>
          </table:table-cell>
          <table:table-cell office:value-type="string">
            <text:p>rs(5) imm(3) unused(4)</text:p>
          </table:table-cell>
        </table:table-row>
        <table:table-row table:style-name="ro2">
          <table:table-cell office:value-type="string">
            <text:p>Send Output</text:p>
          </table:table-cell>
          <table:table-cell office:value-type="string">
            <text:p>so rs imm</text:p>
          </table:table-cell>
          <table:table-cell office:value-type="string" table:number-columns-spanned="2" table:number-rows-spanned="1">
            <text:p>case n° imm de la RAM d'affichage = rs</text:p>
          </table:table-cell>
          <table:covered-table-cell/>
          <table:table-cell office:value-type="string">
            <text:p>0000</text:p>
          </table:table-cell>
          <table:table-cell office:value-type="string">
            <text:p>rs(5) imm(4) unused(3)</text:p>
          </table:table-cell>
        </table:table-row>
        <table:table-row table:style-name="ro2">
          <table:table-cell office:value-type="string">
            <text:p>Send Digit</text:p>
          </table:table-cell>
          <table:table-cell office:value-type="string">
            <text:p>sd rs imm</text:p>
          </table:table-cell>
          <table:table-cell office:value-type="string">
            <text:p>case n° imm de la RAM d'affichage = Dec7(rs)</text:p>
          </table:table-cell>
          <table:table-cell/>
          <table:table-cell office:value-type="string">
            <text:p>0010</text:p>
          </table:table-cell>
          <table:table-cell office:value-type="string">
            <text:p>rs(5) imm(4) unused(3)</text:p>
          </table:table-cell>
        </table:table-row>
        <table:table-row table:style-name="ro2">
          <table:table-cell table:number-columns-repeated="4"/>
          <table:table-cell table:style-name="Default"/>
          <table:table-cell/>
        </table:table-row>
        <table:table-row table:style-name="ro2">
          <table:table-cell table:style-name="ce2" office:value-type="string">
            <text:p>Pseudoinstruction</text:p>
          </table:table-cell>
          <table:table-cell table:number-columns-repeated="3"/>
          <table:table-cell table:style-name="Default"/>
          <table:table-cell/>
        </table:table-row>
        <table:table-row table:style-name="ro4">
          <table:table-cell table:style-name="ce3" office:value-type="string">
            <text:p>Constant Branch On Equal Immediate </text:p>
          </table:table-cell>
          <table:table-cell office:value-type="string">
            <text:p>cbeqi rs imm</text:p>
          </table:table-cell>
          <table:table-cell office:value-type="string">
            <text:p>li $at imm ; cbeq rs $at</text:p>
          </table:table-cell>
          <table:table-cell/>
          <table:table-cell table:style-name="Default"/>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1-26">26/01/2015</text:date>, <text:time>00:47:27</text:time></text:p>
        </style:region-right>
      </style:header>
      <style:header-left style:display="false"/>
      <style:footer>
        <text:p>Page <text:page-number>1</text:page-number> / <text:page-count>99</text:page-count></text:p>
      </style:footer>
      <style:footer-left style:display="false"/>
    </style:master-page>
  </office:master-styles>
</office:document-styles>
</file>